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9000002B70B5A9DCCE6E8748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903cm" table:align="left" style:may-break-between-rows="true" table:border-model="collapsing"/>
    </style:style>
    <style:style style:name="Table1.A" style:family="table-column">
      <style:table-column-properties style:column-width="5.181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3.251cm" fo:keep-together="auto"/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3.251cm"/>
    </style:style>
    <style:style style:name="Table1.4" style:family="table-row">
      <style:table-row-properties style:min-row-height="3.251cm"/>
    </style:style>
    <style:style style:name="Table1.5" style:family="table-row">
      <style:table-row-properties style:min-row-height="3.251cm"/>
    </style:style>
    <style:style style:name="Table1.6" style:family="table-row">
      <style:table-row-properties style:min-row-height="3.251cm"/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handas" fo:font-size="20pt" fo:font-style="normal" fo:text-shadow="none" style:text-underline-style="none" fo:font-weight="bold" officeooo:rsid="00048a0b" officeooo:paragraph-rsid="00048a0b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2" style:family="paragraph" style:parent-style-name="Text_20_body">
      <style:paragraph-properties fo:text-align="center" style:justify-single-word="false"/>
      <style:text-properties style:font-name="DejaVu Sans Condensed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 table:template-name="Default Style">
        <table:table-column table:style-name="Table1.A" table:number-columns-repeated="5"/>
        <table:table-row>
          <table:table-cell table:style-name="Table1.A1" office:value-type="string">
            <text:p text:style-name="P1">B<draw:frame draw:style-name="fr1" draw:name="Image1" text:anchor-type="char" svg:x="11.024cm" svg:y="8.631cm" svg:width="3.644cm" svg:height="2.799cm" draw:z-index="0"><draw:image xlink:href="Pictures/1000000100000389000002B70B5A9DCCE6E87489.png" xlink:type="simple" xlink:show="embed" xlink:actuate="onLoad" draw:mime-type="image/png"/></draw:frame></text:p>
          </table:table-cell>
          <table:table-cell table:style-name="Table1.A1" office:value-type="string">
            <text:p text:style-name="P1">I</text:p>
          </table:table-cell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G</text:p>
          </table:table-cell>
          <table:table-cell table:style-name="Table1.E1" office:value-type="string">
            <text:p text:style-name="P1">O</text:p>
          </table:table-cell>
        </table:table-row>
        <table:table-row table:style-name="Table1.2"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3</text:p>
          </table:table-cell>
          <table:table-cell table:style-name="Table1.E2" office:value-type="string">
            <text:p text:style-name="P2">4</text:p>
          </table:table-cell>
        </table:table-row>
        <table:table-row table:style-name="Table1.3"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>8</text:p>
          </table:table-cell>
          <table:table-cell table:style-name="Table1.E2" office:value-type="string">
            <text:p text:style-name="P2">9</text:p>
          </table:table-cell>
        </table:table-row>
        <table:table-row table:style-name="Table1.4"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2</text:p>
          </table:table-cell>
          <table:table-cell table:style-name="Table1.E2" office:value-type="string">
            <text:p text:style-name="P2">13</text:p>
          </table:table-cell>
        </table:table-row>
        <table:table-row table:style-name="Table1.5"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17</text:p>
          </table:table-cell>
          <table:table-cell table:style-name="Table1.E2" office:value-type="string">
            <text:p text:style-name="P2">18</text:p>
          </table:table-cell>
        </table:table-row>
        <table:table-row table:style-name="Table1.6">
          <table:table-cell table:style-name="Table1.A2" office:value-type="string">
            <text:p text:style-name="P2">19</text:p>
          </table:table-cell>
          <table:table-cell table:style-name="Table1.A2" office:value-type="string">
            <text:p text:style-name="P2">20</text:p>
          </table:table-cell>
          <table:table-cell table:style-name="Table1.A2" office:value-type="string">
            <text:p text:style-name="P2">21</text:p>
          </table:table-cell>
          <table:table-cell table:style-name="Table1.A2" office:value-type="string">
            <text:p text:style-name="P2">22</text:p>
          </table:table-cell>
          <table:table-cell table:style-name="Table1.E2" office:value-type="string">
            <text:p text:style-name="P2">2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4T18:02:23.869930373</meta:creation-date>
    <dc:date>2024-01-15T18:46:11.169073221</dc:date>
    <meta:editing-duration>PT2H23M2S</meta:editing-duration>
    <meta:editing-cycles>6</meta:editing-cycles>
    <meta:generator>LibreOffice/7.3.7.2$Linux_X86_64 LibreOffice_project/30$Build-2</meta:generator>
    <meta:document-statistic meta:table-count="1" meta:image-count="1" meta:object-count="0" meta:page-count="1" meta:paragraph-count="29" meta:word-count="29" meta:character-count="43" meta:non-whitespace-character-count="43"/>
  </office:meta>
</office:document-meta>
</file>